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table table:name="Fallout 3 proposed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8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9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proposed mods'.C1:'Fallout 3 proposed mods'.C1048576">
            <calcext:condition calcext:apply-style-name="Untitled1" calcext:value="=&quot;Yes&quot;" calcext:base-cell-address="'Fallout 3 proposed mods'.C1"/>
            <calcext:condition calcext:apply-style-name="Untitled2" calcext:value="=&quot;No&quot;" calcext:base-cell-address="'Fallout 3 proposed mods'.C1"/>
          </calcext:conditional-format>
          <calcext:conditional-format calcext:target-range-address="'Fallout 3 proposed mods'.C1:'Fallout 3 proposed mods'.C1048576">
            <calcext:condition calcext:apply-style-name="Untitled3" calcext:value="=&quot;Partial&quot;" calcext:base-cell-address="'Fallout 3 proposed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10:'Fallout 3 GOTY mods'.AMJ4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allout 3 proposed mods'.A10:'Fallout 3 proposed mods'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22:48:07.1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1T23:36:43.530000000</dc:date>
    <meta:editing-duration>P10DT23H50M53S</meta:editing-duration>
    <meta:editing-cycles>25</meta:editing-cycles>
    <meta:generator>LibreOffice/5.1.3.2$Windows_x86 LibreOffice_project/644e4637d1d8544fd9f56425bd6cec110e49301b</meta:generator>
    <meta:document-statistic meta:table-count="2" meta:cell-count="185" meta:object-count="0"/>
  </office:meta>
</office:document-meta>
</file>